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91cm"/>
    </style:style>
    <style:style style:name="co2" style:family="table-column">
      <style:table-column-properties fo:break-before="auto" style:column-width="6.4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708cm"/>
    </style:style>
    <style:style style:name="co5" style:family="table-column">
      <style:table-column-properties fo:break-before="auto" style:column-width="7.257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33cm" fo:break-before="auto" style:use-optimal-row-height="true"/>
    </style:style>
    <style:style style:name="ro4" style:family="table-row">
      <style:table-row-properties style:row-height="1.623cm" fo:break-before="auto" style:use-optimal-row-height="true"/>
    </style:style>
    <style:style style:name="ro5" style:family="table-row">
      <style:table-row-properties style:row-height="1.228cm" fo:break-before="auto" style:use-optimal-row-height="true"/>
    </style:style>
    <style:style style:name="ro6" style:family="table-row">
      <style:table-row-properties style:row-height="1.16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justify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justify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Feuille1" table:style-name="ta1">
        <table:table-column table:style-name="co1" table:default-cell-style-name="ce4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LANNING</text:p>
          </table:table-cell>
          <table:table-cell table:style-name="ce6"/>
          <table:table-cell table:number-columns-repeated="4"/>
        </table:table-row>
        <table:table-row table:style-name="ro2">
          <table:table-cell table:style-name="ce2"/>
          <table:table-cell table:style-name="ce6"/>
          <table:table-cell table:number-columns-repeated="4"/>
        </table:table-row>
        <table:table-row table:style-name="ro2">
          <table:table-cell table:style-name="ce2" office:value-type="string" calcext:value-type="string">
            <text:p>Cas d'utilisation :</text:p>
          </table:table-cell>
          <table:table-cell table:style-name="ce6" office:value-type="string" calcext:value-type="string">
            <text:p>Description :</text:p>
          </table:table-cell>
          <table:table-cell table:style-name="ce9" office:value-type="string" calcext:value-type="string">
            <text:p>Client</text:p>
          </table:table-cell>
          <table:table-cell table:style-name="ce9" office:value-type="string" calcext:value-type="string">
            <text:p>Développeur</text:p>
          </table:table-cell>
          <table:table-cell table:style-name="ce9" office:value-type="string" calcext:value-type="string">
            <text:p>Moyenne</text:p>
          </table:table-cell>
          <table:table-cell table:style-name="ce9" office:value-type="string" calcext:value-type="string">
            <text:p>Commentaire</text:p>
          </table:table-cell>
        </table:table-row>
        <table:table-row table:style-name="ro2">
          <table:table-cell table:style-name="ce3"/>
          <table:table-cell table:style-name="ce7"/>
          <table:table-cell table:number-columns-repeated="4"/>
        </table:table-row>
        <table:table-row table:style-name="ro3">
          <table:table-cell office:value-type="string" calcext:value-type="string">
            <text:p>Gérer les séances</text:p>
          </table:table-cell>
          <table:table-cell office:value-type="string" calcext:value-type="string">
            <text:p>Possibilité d'annuler, de planifier ou de valider une séance en étant identifié.</text:p>
          </table:table-cell>
          <table:table-cell table:number-columns-repeated="2" table:style-name="ce10" office:value-type="float" office:value="5" calcext:value-type="float">
            <text:p>5</text:p>
          </table:table-cell>
          <table:table-cell table:style-name="ce10" table:formula="of:=([.C5]+[.D5])/2" office:value-type="float" office:value="5" calcext:value-type="float">
            <text:p>5</text:p>
          </table:table-cell>
          <table:table-cell office:value-type="string" calcext:value-type="string">
            <text:p>L'application gravite autour de ce point, donc priorité maximale. Réunit Planifier/Annuler/Valider une séance donc beaucoup à développer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Planifier une séance</text:p>
          </table:table-cell>
          <table:table-cell office:value-type="string" calcext:value-type="string">
            <text:p>Un chargé de séance peut planifier une séance via le site du club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([.C7]+[.D7])/2" office:value-type="float" office:value="4" calcext:value-type="float">
            <text:p>4</text:p>
          </table:table-cell>
          <table:table-cell office:value-type="string" calcext:value-type="string">
            <text:p>Le principe de l'application est de faciliter la planification de séances, donc très important. Il faut gérer les horaires, faire en sorte que 2 séances ne soient pas planifiées au même moment. Il faut aussi gérer la répartition des chargés de séance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4">
          <table:table-cell office:value-type="string" calcext:value-type="string">
            <text:p>Annuler une séance</text:p>
          </table:table-cell>
          <table:table-cell office:value-type="string" calcext:value-type="string">
            <text:p>Un chargé de séance peut annuler une séance. Un mail est envoyé aux participants et leur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9]+[.D9])/2" office:value-type="float" office:value="3" calcext:value-type="float">
            <text:p>3</text:p>
          </table:table-cell>
          <table:table-cell office:value-type="string" calcext:value-type="string">
            <text:p>Cas particulier, en ne s'en servira pas à chaque planification. Cependant, cette fonctionnalité n'est pas à négliger. Gérer l'annulation de la séance (modification de la BDD) et le remboursement des crédits augmentent la complexité de la fonctionnalité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Valider une séance</text:p>
          </table:table-cell>
          <table:table-cell office:value-type="string" calcext:value-type="string">
            <text:p>Si la séance a bien lieu, le chargé de séance la valide.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11]+[.D11])/2" office:value-type="float" office:value="2.5" calcext:value-type="float">
            <text:p>2,5</text:p>
          </table:table-cell>
          <table:table-cell office:value-type="string" calcext:value-type="string">
            <text:p>Fonctionnalité nécessaire à l'enclenchement du système de fidélité. Juste un attribut « validé » à modifier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5">
          <table:table-cell office:value-type="string" calcext:value-type="string">
            <text:p>Rentrer les présences pour le système de crédits</text:p>
          </table:table-cell>
          <table:table-cell office:value-type="string" calcext:value-type="string">
            <text:p>Le chargé de séance note les joueurs présents. Ces joueurs reçoivent un crédit en gage de fidélité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3]+[.D13])/2" office:value-type="float" office:value="2.5" calcext:value-type="float">
            <text:p>2,5</text:p>
          </table:table-cell>
          <table:table-cell office:value-type="string" calcext:value-type="string">
            <text:p>Cette fonctionnalité est plutôt importante <text:s/>pour la MOA car elle permet de fidéliser le client. Elle est facile à développé, il suffit d'ajouter un crédit au joueurs entrés par le chargé de séance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Acheter des crédits</text:p>
          </table:table-cell>
          <table:table-cell office:value-type="string" calcext:value-type="string">
            <text:p>Un client peut acheter des crédits après s'être identifier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table:formula="of:=([.C15]+[.D15])/2" office:value-type="float" office:value="4" calcext:value-type="float">
            <text:p>4</text:p>
          </table:table-cell>
          <table:table-cell office:value-type="string" calcext:value-type="string">
            <text:p>Fonctionnalité très importante car elle permet au club de gagner de l'argent. Elle est difficile a développer car il faut faire une page de paiement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5">
          <table:table-cell office:value-type="string" calcext:value-type="string">
            <text:p>S'inscrire à une séance</text:p>
          </table:table-cell>
          <table:table-cell office:value-type="string" calcext:value-type="string">
            <text:p>Un client a la possibilité de s'inscrire à une séance après s'être identifier. Elle retire 10 crédits au client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([.C17]+[.D17])/2" office:value-type="float" office:value="3.5" calcext:value-type="float">
            <text:p>3,5</text:p>
          </table:table-cell>
          <table:table-cell office:value-type="string" calcext:value-type="string">
            <text:p>Fonctionnalité primordiale pour la MOA car obligatoire pour que les clients puissent s'inscrire à une séance. Elle est assez simple à développer puisque il suffit d'inscrire le client à la séance si il reste des places de libres puis de retirer 10 credits au compte du client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4">
          <table:table-cell office:value-type="string" calcext:value-type="string">
            <text:p>Annuler une inscription à une séance</text:p>
          </table:table-cell>
          <table:table-cell office:value-type="string" calcext:value-type="string">
            <text:p>Un client peut annuler son inscription à une séance. Si l'annulation a lieu plus de 2 jours avant la séance, ses crédits sont remboursés.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table:formula="of:=([.C19]+[.D19])/2" office:value-type="float" office:value="3" calcext:value-type="float">
            <text:p>3</text:p>
          </table:table-cell>
          <table:table-cell office:value-type="string" calcext:value-type="string">
            <text:p>Fonctionnalité importante pour la MOA car elle permet à un client d'annuler sa participation à une séance. Elle plus compliqué à développer puisque il faut désinscrire le client, puis lui rembourser 10 crédits si il se désinscrie plus de 2 jours avant la séance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6">
          <table:table-cell office:value-type="string" calcext:value-type="string">
            <text:p>Gérer événements</text:p>
          </table:table-cell>
          <table:table-cell office:value-type="string" calcext:value-type="string">
            <text:p>Un gestionnaire d'événement peut créer, modifier ou annuler un événement.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([.C21]+[.D21])/2" office:value-type="float" office:value="3.5" calcext:value-type="float">
            <text:p>3,5</text:p>
          </table:table-cell>
          <table:table-cell office:value-type="string" calcext:value-type="string">
            <text:p>Fonctionnalité secondaire pour la MOA car elle permet au club d'organiser divers événements. Elle regroupe l'organisation, la modification et la suppression d'un événement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Organiser un événement</text:p>
          </table:table-cell>
          <table:table-cell office:value-type="string" calcext:value-type="string">
            <text:p>Un gestionnaire d'événement à la possibilité de créer un événement.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0" table:formula="of:=([.C23]+[.D23])/2" office:value-type="float" office:value="2" calcext:value-type="float">
            <text:p>2</text:p>
          </table:table-cell>
          <table:table-cell office:value-type="string" calcext:value-type="string">
            <text:p>Fonctionnalité secondaire de l'application pour la MOA, Elle n'est pas très dure à développer, il suffit de créer un formulaire et de faire une saisie dans la base de données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Modifier un événement</text:p>
          </table:table-cell>
          <table:table-cell office:value-type="string" calcext:value-type="string">
            <text:p>Un gestionnaire d'événement à la possibilité de modifi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5]+[.D25])/2" office:value-type="float" office:value="1" calcext:value-type="float">
            <text:p>1</text:p>
          </table:table-cell>
          <table:table-cell office:value-type="string" calcext:value-type="string">
            <text:p>Fonctionnalité secondaire de l'application pour la MOA, Elle simple à développer, il suffit de créer un formulaire et de faire une modification dans la base de données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3">
          <table:table-cell office:value-type="string" calcext:value-type="string">
            <text:p>Annuler un événement</text:p>
          </table:table-cell>
          <table:table-cell office:value-type="string" calcext:value-type="string">
            <text:p>Un gestionnaire d'événement à la possibilité d'annuler un événement.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0" table:formula="of:=([.C27]+[.D27])/2" office:value-type="float" office:value="1" calcext:value-type="float">
            <text:p>1</text:p>
          </table:table-cell>
          <table:table-cell table:style-name="ce11" office:value-type="string" calcext:value-type="string">
            <text:p>Fonctionnalité secondaire de l'application pour la MOA, Elle n'est pas très dure à développer, il suffit d'afficher la liste des événement puis de faire une supprésion dans la base de données.</text:p>
          </table:table-cell>
        </table:table-row>
        <table:table-row table:style-name="ro2">
          <table:table-cell table:number-columns-repeated="2"/>
          <table:table-cell table:style-name="ce10" table:number-columns-repeated="3"/>
          <table:table-cell/>
        </table:table-row>
        <table:table-row table:style-name="ro2">
          <table:table-cell table:style-name="ce5" office:value-type="string" calcext:value-type="string">
            <text:p>Vérifier l'identification</text:p>
          </table:table-cell>
          <table:table-cell table:style-name="Default" office:value-type="string" calcext:value-type="string">
            <text:p>Vérifie si la personne est déjà connecté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0" table:formula="of:=([.C29]+[.D29])/2" office:value-type="float" office:value="2.5" calcext:value-type="float">
            <text:p>2,5</text:p>
          </table:table-cell>
          <table:table-cell office:value-type="string" calcext:value-type="string">
            <text:p>Fonctionnalité très importante car on a besoin de savoir si le client est connecté dans de nombreuses parties de l'application. Niveau développement, cette fonctionnalité est présente dans de nombreux site et est facile à reproduire.</text:p>
          </table:table-cell>
        </table:table-row>
        <table:table-row table:style-name="ro2">
          <table:table-cell table:number-columns-repeated="6"/>
        </table:table-row>
        <table:table-row table:style-name="ro5">
          <table:table-cell office:value-type="string" calcext:value-type="string">
            <text:p>S'identifier</text:p>
          </table:table-cell>
          <table:table-cell office:value-type="string" calcext:value-type="string">
            <text:p>N'importe quelle personne ayant un compte sur le site du club peut s'identifier.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([.C31]+[.D31])/2" office:value-type="float" office:value="3" calcext:value-type="float">
            <text:p>3</text:p>
          </table:table-cell>
          <table:table-cell office:value-type="string" calcext:value-type="string">
            <text:p>Fonctionnalité primordiale de l'application car elle permet un client de se connecté et d'accéder au autres parties de l'application. Elle est simple à développer car il suffit de créer un formulaire d'identification puis de vérifier les données entrées par le client.</text:p>
          </table:table-cell>
        </table:table-row>
        <table:table-row table:style-name="ro2" table:number-rows-repeated="1048544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0:20:27.7136826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rneux Dimitri</meta:initial-creator>
    <meta:creation-date>2015-10-09T14:56:17.441098390</meta:creation-date>
    <dc:date>2015-11-06T10:21:00.038719264</dc:date>
    <dc:creator>Cojez Arnaud</dc:creator>
    <meta:editing-duration>PT35M50S</meta:editing-duration>
    <meta:editing-cycles>14</meta:editing-cycles>
    <meta:generator>LibreOffice/4.3.3.2$Linux_X86_64 LibreOffice_project/430m0$Build-2</meta:generator>
    <meta:document-statistic meta:table-count="1" meta:cell-count="91" meta:object-count="0"/>
  </office:meta>
</office:document-meta>
</file>